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esenze" style:family="table">
      <style:table-properties style:width="17cm" table:align="margins"/>
    </style:style>
    <style:style style:name="Presenze.A" style:family="table-column">
      <style:table-column-properties style:column-width="5.667cm" style:rel-column-width="21845*"/>
    </style:style>
    <style:style style:name="Presenze.A1" style:family="table-cell">
      <style:table-cell-properties fo:padding="0.097cm" fo:border-left="0.05pt solid #000000" fo:border-right="none" fo:border-top="0.05pt solid #000000" fo:border-bottom="0.05pt solid #000000"/>
    </style:style>
    <style:style style:name="Presenze.C1" style:family="table-cell">
      <style:table-cell-properties fo:padding="0.097cm" fo:border="0.05pt solid #000000"/>
    </style:style>
    <style:style style:name="Presenze.A2" style:family="table-cell">
      <style:table-cell-properties fo:padding="0.097cm" fo:border-left="0.05pt solid #000000" fo:border-right="none" fo:border-top="none" fo:border-bottom="0.05pt solid #000000"/>
    </style:style>
    <style:style style:name="Presenz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SO “PILLOLE DI ANDROID” (EdA)</text:p>
      <text:p text:style-name="P3">a cura del prof. Sandro Doro</text:p>
      <text:p text:style-name="P1">foglio presenze</text:p>
      <text:p text:style-name="P2">Data: …............/............../.......................</text:p>
      <text:p text:style-name="Text_20_body"/>
      <table:table table:name="Presenze" table:style-name="Presenze">
        <table:table-column table:style-name="Presenze.A" table:number-columns-repeated="3"/>
        <table:table-header-rows>
          <table:table-row>
            <table:table-cell table:style-name="Presenze.A1" office:value-type="string">
              <text:p text:style-name="Table_20_Heading">Corsista</text:p>
            </table:table-cell>
            <table:table-cell table:style-name="Presenze.A1" office:value-type="string">
              <text:p text:style-name="Table_20_Heading">Orario di arrivo</text:p>
            </table:table-cell>
            <table:table-cell table:style-name="Presenze.C1" office:value-type="string">
              <text:p text:style-name="Table_20_Heading">FIRMA</text:p>
            </table:table-cell>
          </table:table-row>
        </table:table-header-rows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Mattiello</meta:initial-creator>
    <meta:creation-date>2012-10-26T17:14:36</meta:creation-date>
    <dc:date>2012-12-07T16:33:32</dc:date>
    <dc:creator>Sergio Mattiello</dc:creator>
    <meta:editing-duration>P0D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7" meta:word-count="20" meta:character-count="162" meta:non-whitespace-character-count="149"/>
  </office:meta>
</office:document-meta>
</file>